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style:font-name="Times New Roman" style:font-name-complex="Times New Roman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 fo:language="ru" fo:country="RU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 fo:language="ru" fo:country="RU"/>
    </style:style>
    <style:style style:name="T3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 fo:language="ru" fo:country="RU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 fo:language="ru" fo:country="RU"/>
    </style:style>
    <style:style style:name="T56" style:parent-style-name="Основнойшрифтабзаца" style:family="text">
      <style:text-properties style:font-name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complex="Times New Roman" fo:language="ru" fo:country="RU"/>
    </style:style>
    <style:style style:name="T58" style:parent-style-name="Основнойшрифтабзаца" style:family="text">
      <style:text-properties style:font-name="Times New Roman" style:font-name-complex="Times New Roman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/>
    </style:style>
    <style:style style:name="T60" style:parent-style-name="Основнойшрифтабзаца" style:family="text">
      <style:text-properties style:font-name="Times New Roman" style:font-name-complex="Times New Roman" fo:language="ru" fo:country="RU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 fo:language="ru" fo:country="RU"/>
    </style:style>
    <style:style style:name="T63" style:parent-style-name="Основнойшрифтабзаца" style:family="text">
      <style:text-properties style:font-name="Times New Roman" style:font-name-complex="Times New Roman" fo:language="ru" fo:country="RU"/>
    </style:style>
    <style:style style:name="T64" style:parent-style-name="Основнойшрифтабзаца" style:family="text">
      <style:text-properties style:font-name="Times New Roman" style:font-name-complex="Times New Roman" fo:language="ru" fo:country="RU"/>
    </style:style>
    <style:style style:name="T65" style:parent-style-name="Основнойшрифтабзаца" style:family="text">
      <style:text-properties style:font-name="Times New Roman" style:font-name-complex="Times New Roman" fo:language="ru" fo:country="RU"/>
    </style:style>
    <style:style style:name="T66" style:parent-style-name="Основнойшрифтабзаца" style:family="text">
      <style:text-properties style:font-name="Times New Roman" style:font-name-complex="Times New Roman" fo:language="ru" fo:country="RU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/>
    </style:style>
    <style:style style:name="T69" style:parent-style-name="Основнойшрифтабзаца" style:family="text">
      <style:text-properties style:font-name="Times New Roman" style:font-name-complex="Times New Roman" fo:language="ru" fo:country="RU"/>
    </style:style>
    <style:style style:name="T70" style:parent-style-name="Основнойшрифтабзаца" style:family="text">
      <style:text-properties style:font-name="Times New Roman" style:font-name-complex="Times New Roman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 fo:language="ru" fo:country="RU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T77" style:parent-style-name="Основнойшрифтабзаца" style:family="text">
      <style:text-properties style:font-name="Times New Roman" style:font-name-complex="Times New Roman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 fo:language="ru" fo:country="RU"/>
    </style:style>
    <style:style style:name="T79" style:parent-style-name="Основнойшрифтабзаца" style:family="text">
      <style:text-properties style:font-name="Times New Roman" style:font-name-complex="Times New Roman" fo:language="ru" fo:country="RU"/>
    </style:style>
    <style:style style:name="T8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style:font-name="Times New Roman" style:font-name-complex="Times New Roman"/>
    </style:style>
    <style:style style:name="T88" style:parent-style-name="Основнойшрифтабзаца" style:family="text">
      <style:text-properties style:font-name="Times New Roman" style:font-name-complex="Times New Roman" fo:language="ru" fo:country="RU"/>
    </style:style>
    <style:style style:name="T89" style:parent-style-name="Основнойшрифтабзаца" style:family="text">
      <style:text-properties style:font-name="Times New Roman" style:font-name-complex="Times New Roman" fo:language="ru" fo:country="RU"/>
    </style:style>
    <style:style style:name="T90" style:parent-style-name="Основнойшрифтабзаца" style:family="text">
      <style:text-properties style:font-name="Times New Roman" style:font-name-complex="Times New Roman" fo:language="ru" fo:country="RU"/>
    </style:style>
    <style:style style:name="T91" style:parent-style-name="Основнойшрифтабзаца" style:family="text">
      <style:text-properties style:font-name="Times New Roman" style:font-name-complex="Times New Roman" fo:language="ru" fo:country="RU"/>
    </style:style>
    <style:style style:name="T92" style:parent-style-name="Основнойшрифтабзаца" style:family="text">
      <style:text-properties style:font-name="Times New Roman" style:font-name-complex="Times New Roman" fo:language="ru" fo:country="RU"/>
    </style:style>
    <style:style style:name="T93" style:parent-style-name="Основнойшрифтабзаца" style:family="text"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 fo:language="ru" fo:country="RU"/>
    </style:style>
    <style:style style:name="T96" style:parent-style-name="Основнойшрифтабзаца" style:family="text">
      <style:text-properties style:font-name="Times New Roman" style:font-name-complex="Times New Roman" fo:color="#212529" fo:background-color="#FFFFFF"/>
    </style:style>
    <style:style style:name="T97" style:parent-style-name="Основнойшрифтабзаца" style:family="text">
      <style:text-properties style:font-name="Times New Roman" style:font-name-complex="Times New Roman" fo:color="#212529" fo:background-color="#FFFFFF" fo:language="ru" fo:country="RU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language="ru" fo:country="RU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2" style:parent-style-name="Основнойшрифтабзаца" style:family="text">
      <style:text-properties style:font-name="Times New Roman" style:font-name-complex="Times New Roman" fo:language="ru" fo:country="RU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 fo:language="ru" fo:country="RU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/>
    </style:style>
    <style:style style:name="T107" style:parent-style-name="Основнойшрифтабзаца" style:family="text">
      <style:text-properties style:font-name="Times New Roman" style:font-name-complex="Times New Roman" fo:language="ru" fo:country="RU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language="ru" fo:country="RU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complex="Times New Roman" fo:language="ru" fo:country="RU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2" style:parent-style-name="Основнойшрифтабзаца" style:family="text">
      <style:text-properties style:font-name="Times New Roman" style:font-name-complex="Times New Roman" fo:language="ru" fo:country="RU"/>
    </style:style>
    <style:style style:name="T123" style:parent-style-name="Основнойшрифтабзаца" style:family="text">
      <style:text-properties style:font-name="Times New Roman" style:font-name-complex="Times New Roman" fo:language="ru" fo:country="RU"/>
    </style:style>
    <style:style style:name="T124" style:parent-style-name="Основнойшрифтабзаца" style:family="text">
      <style:text-properties style:font-name="Times New Roman" style:font-name-complex="Times New Roman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 fo:language="ru" fo:country="RU"/>
    </style:style>
    <style:style style:name="T126" style:parent-style-name="Основнойшрифтабзаца" style:family="text">
      <style:text-properties style:font-name="Times New Roman" style:font-name-complex="Times New Roman"/>
    </style:style>
    <style:style style:name="T127" style:parent-style-name="Основнойшрифтабзаца" style:family="text">
      <style:text-properties style:font-name="Times New Roman" style:font-name-complex="Times New Roman" fo:language="ru" fo:country="RU"/>
    </style:style>
    <style:style style:name="T128" style:parent-style-name="Основнойшрифтабзаца" style:family="text">
      <style:text-properties style:font-name="Times New Roman" style:font-name-complex="Times New Roman"/>
    </style:style>
    <style:style style:name="T12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8" style:parent-style-name="Основнойшрифтабзаца" style:family="text">
      <style:text-properties style:font-name="Times New Roman" style:font-name-complex="Times New Roman"/>
    </style:style>
    <style:style style:name="T139" style:parent-style-name="Основнойшрифтабзаца" style:family="text">
      <style:text-properties style:font-name="Times New Roman" style:font-name-complex="Times New Roman" fo:language="ru" fo:country="RU"/>
    </style:style>
    <style:style style:name="T140" style:parent-style-name="Основнойшрифтабзаца" style:family="text">
      <style:text-properties style:font-name="Times New Roman" style:font-name-complex="Times New Roman" fo:language="ru" fo:country="RU"/>
    </style:style>
    <style:style style:name="T141" style:parent-style-name="Основнойшрифтабзаца" style:family="text">
      <style:text-properties style:font-name="Times New Roman" style:font-name-complex="Times New Roman" fo:language="ru" fo:country="RU"/>
    </style:style>
    <style:style style:name="T142" style:parent-style-name="Основнойшрифтабзаца" style:family="text">
      <style:text-properties style:font-name="Times New Roman" style:font-name-complex="Times New Roman"/>
    </style:style>
    <style:style style:name="T143" style:parent-style-name="Основнойшрифтабзаца" style:family="text">
      <style:text-properties style:font-name="Times New Roman" style:font-name-complex="Times New Roman" fo:language="ru" fo:country="RU"/>
    </style:style>
    <style:style style:name="T144" style:parent-style-name="Основнойшрифтабзаца" style:family="text">
      <style:text-properties style:font-name="Times New Roman" style:font-name-complex="Times New Roman" fo:language="ru" fo:country="RU"/>
    </style:style>
    <style:style style:name="T145" style:parent-style-name="Основнойшрифтабзаца" style:family="text">
      <style:text-properties style:font-name="Times New Roman" style:font-name-complex="Times New Roman" fo:language="ru" fo:country="RU"/>
    </style:style>
    <style:style style:name="T146" style:parent-style-name="Основнойшрифтабзаца" style:family="text">
      <style:text-properties style:font-name="Times New Roman" style:font-name-complex="Times New Roman" fo:language="ru" fo:country="RU"/>
    </style:style>
    <style:style style:name="T147" style:parent-style-name="Основнойшрифтабзаца" style:family="text">
      <style:text-properties style:font-name="Times New Roman" style:font-name-complex="Times New Roman"/>
    </style:style>
    <style:style style:name="T148" style:parent-style-name="Основнойшрифтабзаца" style:family="text">
      <style:text-properties style:font-name="Times New Roman" style:font-name-complex="Times New Roman" fo:language="ru" fo:country="RU"/>
    </style:style>
    <style:style style:name="T149" style:parent-style-name="Основнойшрифтабзаца" style:family="text">
      <style:text-properties style:font-name="Times New Roman" style:font-name-complex="Times New Roman" fo:language="ru" fo:country="RU"/>
    </style:style>
    <style:style style:name="T150" style:parent-style-name="Основнойшрифтабзаца" style:family="text">
      <style:text-properties style:font-name="Times New Roman" style:font-name-complex="Times New Roman"/>
    </style:style>
    <style:style style:name="T151" style:parent-style-name="Основнойшрифтабзаца" style:family="text">
      <style:text-properties style:font-name="Times New Roman" style:font-name-complex="Times New Roman" fo:language="ru" fo:country="RU"/>
    </style:style>
    <style:style style:name="T152" style:parent-style-name="Основнойшрифтабзаца" style:family="text">
      <style:text-properties style:font-name="Times New Roman" style:font-name-complex="Times New Roman" fo:language="ru" fo:country="RU"/>
    </style:style>
    <style:style style:name="T153" style:parent-style-name="Основнойшрифтабзаца" style:family="text">
      <style:text-properties style:font-name="Times New Roman" style:font-name-complex="Times New Roman"/>
    </style:style>
    <style:style style:name="T154" style:parent-style-name="Основнойшрифтабзаца" style:family="text">
      <style:text-properties style:font-name="Times New Roman" style:font-name-complex="Times New Roman" fo:language="ru" fo:country="RU"/>
    </style:style>
    <style:style style:name="T15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8" style:parent-style-name="Основнойшрифтабзаца" style:family="text">
      <style:text-properties fo:language="ru" fo:country="RU"/>
    </style:style>
    <style:style style:name="T159" style:parent-style-name="Основнойшрифтабзаца" style:family="text">
      <style:text-properties fo:language="ru" fo:country="RU"/>
    </style:style>
    <style:style style:name="T160" style:parent-style-name="Основнойшрифтабзаца" style:family="text">
      <style:text-properties fo:language="ru" fo:country="RU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2" style:parent-style-name="Основнойшрифтабзаца" style:family="text">
      <style:text-properties style:font-name="Times New Roman" style:font-name-complex="Times New Roman" fo:language="ru" fo:country="RU"/>
    </style:style>
    <style:style style:name="T163" style:parent-style-name="Основнойшрифтабзаца" style:family="text">
      <style:text-properties style:font-name="Times New Roman" style:font-name-complex="Times New Roman" fo:language="ru" fo:country="RU"/>
    </style:style>
    <style:style style:name="T164" style:parent-style-name="Основнойшрифтабзаца" style:family="text">
      <style:text-properties style:font-name="Times New Roman" style:font-name-complex="Times New Roman"/>
    </style:style>
    <style:style style:name="T165" style:parent-style-name="Основнойшрифтабзаца" style:family="text">
      <style:text-properties style:font-name="Times New Roman" style:font-name-complex="Times New Roman" fo:language="ru" fo:country="RU"/>
    </style:style>
    <style:style style:name="T166" style:parent-style-name="Основнойшрифтабзаца" style:family="text">
      <style:text-properties style:font-name="Times New Roman" style:font-name-complex="Times New Roman" fo:language="ru" fo:country="RU"/>
    </style:style>
    <style:style style:name="T167" style:parent-style-name="Основнойшрифтабзаца" style:family="text">
      <style:text-properties style:font-name="Times New Roman" style:font-name-complex="Times New Roman"/>
    </style:style>
    <style:style style:name="T168" style:parent-style-name="Основнойшрифтабзаца" style:family="text">
      <style:text-properties style:font-name="Times New Roman" style:font-name-complex="Times New Roman" fo:language="ru" fo:country="RU"/>
    </style:style>
    <style:style style:name="T169" style:parent-style-name="Основнойшрифтабзаца" style:family="text">
      <style:text-properties style:font-name="Times New Roman" style:font-name-complex="Times New Roman" fo:language="ru" fo:country="RU"/>
    </style:style>
    <style:style style:name="T170" style:parent-style-name="Основнойшрифтабзаца" style:family="text">
      <style:text-properties style:font-name="Times New Roman" style:font-name-complex="Times New Roman" fo:language="ru" fo:country="RU"/>
    </style:style>
    <style:style style:name="T171" style:parent-style-name="Основнойшрифтабзаца" style:family="text">
      <style:text-properties style:font-name="Times New Roman" style:font-name-complex="Times New Roman"/>
    </style:style>
    <style:style style:name="T172" style:parent-style-name="Основнойшрифтабзаца" style:family="text">
      <style:text-properties style:font-name="Times New Roman" style:font-name-complex="Times New Roman" fo:language="ru" fo:country="RU"/>
    </style:style>
    <style:style style:name="T173" style:parent-style-name="Основнойшрифтабзаца" style:family="text">
      <style:text-properties style:font-name="Times New Roman" style:font-name-complex="Times New Roman" fo:language="ru" fo:country="RU"/>
    </style:style>
    <style:style style:name="T174" style:parent-style-name="Основнойшрифтабзаца" style:family="text">
      <style:text-properties style:font-name="Times New Roman" style:font-name-complex="Times New Roman" fo:language="ru" fo:country="RU"/>
    </style:style>
    <style:style style:name="T175" style:parent-style-name="Основнойшрифтабзаца" style:family="text">
      <style:text-properties style:font-name="Times New Roman" style:font-name-complex="Times New Roman"/>
    </style:style>
    <style:style style:name="T176" style:parent-style-name="Основнойшрифтабзаца" style:family="text">
      <style:text-properties style:font-name="Times New Roman" style:font-name-complex="Times New Roman" fo:language="ru" fo:country="RU"/>
    </style:style>
    <style:style style:name="T177" style:parent-style-name="Основнойшрифтабзаца" style:family="text">
      <style:text-properties style:font-name="Times New Roman" style:font-name-complex="Times New Roman" fo:language="ru" fo:country="RU"/>
    </style:style>
    <style:style style:name="T178" style:parent-style-name="Основнойшрифтабзаца" style:family="text">
      <style:text-properties style:font-name="Times New Roman" style:font-name-complex="Times New Roman" fo:language="ru" fo:country="RU"/>
    </style:style>
    <style:style style:name="T179" style:parent-style-name="Основнойшрифтабзаца" style:family="text">
      <style:text-properties style:font-name="Times New Roman" style:font-name-complex="Times New Roman" fo:language="ru" fo:country="RU"/>
    </style:style>
    <style:style style:name="T180" style:parent-style-name="Основнойшрифтабзаца" style:family="text">
      <style:text-properties style:font-name="Times New Roman" style:font-name-complex="Times New Roman"/>
    </style:style>
    <style:style style:name="T181" style:parent-style-name="Основнойшрифтабзаца" style:family="text">
      <style:text-properties style:font-name="Times New Roman" style:font-name-complex="Times New Roman" fo:language="ru" fo:country="RU"/>
    </style:style>
    <style:style style:name="T182" style:parent-style-name="Основнойшрифтабзаца" style:family="text">
      <style:text-properties style:font-name="Times New Roman" style:font-name-complex="Times New Roman" fo:language="ru" fo:country="RU"/>
    </style:style>
    <style:style style:name="T183" style:parent-style-name="Основнойшрифтабзаца" style:family="text">
      <style:text-properties style:font-name="Times New Roman" style:font-name-complex="Times New Roman"/>
    </style:style>
    <style:style style:name="T184" style:parent-style-name="Основнойшрифтабзаца" style:family="text">
      <style:text-properties style:font-name="Times New Roman" style:font-name-complex="Times New Roman" fo:language="ru" fo:country="RU"/>
    </style:style>
    <style:style style:name="T185" style:parent-style-name="Основнойшрифтабзаца" style:family="text">
      <style:text-properties style:font-name="Times New Roman" style:font-name-complex="Times New Roman" fo:language="ru" fo:country="RU"/>
    </style:style>
    <style:style style:name="T186" style:parent-style-name="Основнойшрифтабзаца" style:family="text">
      <style:text-properties style:font-name="Times New Roman" style:font-name-complex="Times New Roman" fo:language="ru" fo:country="RU"/>
    </style:style>
    <style:style style:name="T187" style:parent-style-name="Основнойшрифтабзаца" style:family="text">
      <style:text-properties style:font-name="Times New Roman" style:font-name-complex="Times New Roman"/>
    </style:style>
    <style:style style:name="T188" style:parent-style-name="Основнойшрифтабзаца" style:family="text">
      <style:text-properties style:font-name="Times New Roman" style:font-name-complex="Times New Roman" fo:language="ru" fo:country="RU"/>
    </style:style>
    <style:style style:name="T189" style:parent-style-name="Основнойшрифтабзаца" style:family="text">
      <style:text-properties style:font-name="Times New Roman" style:font-name-complex="Times New Roman" fo:language="ru" fo:country="RU"/>
    </style:style>
    <style:style style:name="T190" style:parent-style-name="Основнойшрифтабзаца" style:family="text">
      <style:text-properties style:font-name="Times New Roman" style:font-name-complex="Times New Roman" fo:language="ru" fo:country="RU"/>
    </style:style>
    <style:style style:name="P19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Шапоров Денис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зменение реализации дочернем классе метода, который реализован в родительском классе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Внешние, Вложенные (статичные и не статичные), локальные, анонимные</text:span>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TableContents"><text:span text:style-name="T29">Для класса: чтобы сделать класс, у которого нельзя создать наследника (пример, класс string, как итог, от него нельзя наследоваться).</text:span><text:span text:style-name="T30"><text:line-break/>Для метода: чтобы метод нельзя было переопределять в дочерних классах</text:span><text:span text:style-name="T31">.</text:span><text:span text:style-name="T32"><text:line-break/>Если использовать<text:s/></text:span><text:span text:style-name="T33">final</text:span><text:span text:style-name="T34"><text:s/></text:span><text:span text:style-name="T35">к переменной, то после присвоение значения, переменную нельзя будет изменить. (Если переменная – ссылочный тип данных, то нельзя будет изменить ссылку на объект, <text:s/>но сам объект можно)</text:span>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варианты использования ключевого слова<text:s/></text:span>try<text:span text:style-name="T39">?</text:span></text:p>
          </table:table-cell>
          <table:table-cell table:style-name="TableCell40">
            <text:p text:style-name="TableContents"><text:span text:style-name="T41">try</text:span><text:span text:style-name="T42">{***}</text:span><text:span text:style-name="T43">catch</text:span><text:span text:style-name="T44">{***}</text:span><text:span text:style-name="T45"><text:line-break/></text:span><text:span text:style-name="T46">try</text:span><text:span text:style-name="T47">{***}</text:span><text:span text:style-name="T48"><text:s/></text:span><text:span text:style-name="T49">finally</text:span><text:span text:style-name="T50">{***}</text:span><text:span text:style-name="T51"><text:line-break/></text:span><text:span text:style-name="T52">try</text:span><text:span text:style-name="T53">{***}</text:span><text:span text:style-name="T54">catch</text:span><text:span text:style-name="T55">{***}</text:span><text:span text:style-name="T56">finally</text:span><text:span text:style-name="T57">{***}</text:span><text:span text:style-name="T58"><text:line-break/>где *** - какая-то реализация</text:span><text:span text:style-name="T59">.</text:span><text:span text:style-name="T60"><text:line-break/>В<text:s/></text:span><text:span text:style-name="T61">try</text:span><text:span text:style-name="T62"><text:s/></text:span><text:span text:style-name="T63">блоке<text:s/></text:span><text:span text:style-name="T64">–<text:s/></text:span><text:span text:style-name="T65">описывается код, при выполнении которого может возникнуть.</text:span><text:span text:style-name="T66"><text:line-break/></text:span><text:span text:style-name="T67">Catch</text:span><text:span text:style-name="T68"><text:s/></text:span><text:span text:style-name="T69">блок</text:span><text:span text:style-name="T70"><text:s/>–</text:span><text:span text:style-name="T71"><text:s/>ловит исключение, в нем прописываем реализацию для определенного исключения (</text:span><text:span text:style-name="T72">catch</text:span><text:span text:style-name="T73"><text:s/></text:span><text:span text:style-name="T74">блоков может быть несколько, под разные виды исключений).</text:span><text:span text:style-name="T75"><text:line-break/>В<text:s/></text:span><text:span text:style-name="T76">finally</text:span><text:span text:style-name="T77"><text:s/></text:span><text:span text:style-name="T78">блоке<text:s/></text:span><text:span text:style-name="T79">–</text:span><text:span text:style-name="T80"><text:s/>прописываем ту реализацию, которая должна выполниться всегда, вне зависимости, есть ли исключение или нет. <text:s/></text:span></text:p>
          </table:table-cell>
        </table:table-row>
        <table:table-row table:style-name="TableRow81">
          <table:table-cell table:style-name="TableCell82">
            <text:p text:style-name="TableContents"><text:span text:style-name="T83">Какие есть стандартные реализации интерфейса<text:s/></text:span>List<text:span text:style-name="T84"><text:s/></text:span><text:span text:style-name="T85">и в каких ситуациях их нужно использовать?</text:span></text:p>
          </table:table-cell>
          <table:table-cell table:style-name="TableCell86">
            <text:p text:style-name="TableContents"><text:span text:style-name="T87">ArrayList</text:span><text:span text:style-name="T88">,</text:span><text:span text:style-name="T89"><text:s/>в основе лежит массив, поэтому</text:span><text:span text:style-name="T90"><text:s/>используется тогда, когда мы часто</text:span><text:span text:style-name="T91"><text:s/>получаем/изменяем элементы из коллекции.</text:span><text:span text:style-name="T92"><text:line-break/></text:span><text:span text:style-name="T93">LinkedList</text:span><text:span text:style-name="T94">, реализован за счет того, что у каждого объекта ссылка на последующий и предыдущий объект, поэтому используется, когда нам часто нужно вставлять/удалять элементы из коллекции.</text:span><text:span text:style-name="T95"><text:line-break/></text:span><text:span text:style-name="T96">Stack</text:span><text:span text:style-name="T97">, реализован так же без массива, внутри каждого объекта есть ссылка на предыдущий объект. Используется тогда, когда мы работаем только с последним добавленным элементом в коллекции (при этом последний элемент можно возвратить, без удаления или с удалением)</text:span></text:p>
          </table:table-cell>
        </table:table-row>
        <table:table-row table:style-name="TableRow98">
          <table:table-cell table:style-name="TableCell99">
            <text:p text:style-name="P100">В чём основная идея стримов из пакета java.util.stream?</text:p>
          </table:table-cell>
          <table:table-cell table:style-name="TableCell101">
            <text:p text:style-name="TableContents"><text:span text:style-name="T102">Более удобная, компактная работа с структурами данных.</text:span><text:span text:style-name="T103"><text:line-break/></text:span><text:soft-page-break/><text:span text:style-name="T104">Например, можем создать коллекци</text:span><text:span text:style-name="T105">ю, потом цикл и изменить каждые<text:s/></text:span><text:span text:style-name="T106">N</text:span><text:span text:style-name="T107"><text:s/></text:span><text:span text:style-name="T108">Элементов. А можем сделать всё это в одну строчку с помощью потока</text:span></text:p>
          </table:table-cell>
        </table:table-row>
        <text:soft-page-break/>
        <table:table-row table:style-name="TableRow109">
          <table:table-cell table:style-name="TableCell110" table:number-columns-spanned="2">
            <text:p text:style-name="P111">Разное</text:p>
          </table:table-cell>
          <table:covered-table-cell/>
        </table:table-row>
        <table:table-row table:style-name="TableRow112">
          <table:table-cell table:style-name="TableCell113">
            <text:p text:style-name="P114">Каким критериям должна удовлетворять «хорошая» хэш-функция?</text:p>
          </table:table-cell>
          <table:table-cell table:style-name="TableCell115">
            <text:p text:style-name="P116">Должно быть как можно меньше коллизий (Коллизия - когда у двух разных чисел/объектов – одна и та же хеш-сумма).<text:line-break/>Хеш-сумма должна вычисляться быстро.</text:p>
          </table:table-cell>
        </table:table-row>
        <table:table-row table:style-name="TableRow117">
          <table:table-cell table:style-name="TableCell118">
            <text:p text:style-name="TableContents"><text:span text:style-name="T119">В чём причина популярности и широкого распространения кодировки<text:s/></text:span>UTF<text:span text:style-name="T120">-8?</text:span></text:p>
          </table:table-cell>
          <table:table-cell table:style-name="TableCell121">
            <text:p text:style-name="TableContents"><text:span text:style-name="T122">1)<text:s/></text:span><text:span text:style-name="T123">Кодируется 1-4 байтами</text:span><text:span text:style-name="T124"><text:line-break/>2) Есть практически все существующие символы</text:span><text:span text:style-name="T125"><text:line-break/>3) Полная совместимость с<text:s/></text:span><text:span text:style-name="T126">ASCII</text:span><text:span text:style-name="T127"><text:s/>за счет того, что те символы, которые кодируются одним байтом, первый бит определяет сам байт, а оставшиеся 7 битов кодируют те же символы, что и в<text:s/></text:span><text:span text:style-name="T128">ASCII</text:span><text:span text:style-name="T129"><text:s/></text:span></text:p>
          </table:table-cell>
        </table:table-row>
        <table:table-row table:style-name="TableRow130">
          <table:table-cell table:style-name="TableCell131">
            <text:p text:style-name="TableContents"><text:span text:style-name="T132">Сравните форматы<text:s/></text:span>XML<text:span text:style-name="T133"><text:s/></text:span><text:span text:style-name="T134">и<text:s/></text:span>JSON<text:span text:style-name="T135">.<text:s/></text:span><text:span text:style-name="T136">Когда какой использовать?</text:span></text:p>
          </table:table-cell>
          <table:table-cell table:style-name="TableCell137">
            <text:p text:style-name="TableContents"><text:span text:style-name="T138">XML</text:span><text:span text:style-name="T139"><text:s/>–<text:s/></text:span><text:span text:style-name="T140">язык разметки</text:span><text:span text:style-name="T141"><text:line-break/></text:span><text:span text:style-name="T142">JSON</text:span><text:span text:style-name="T143"><text:s/></text:span><text:span text:style-name="T144">–<text:s/></text:span><text:span text:style-name="T145">формат обмена данными<text:s/></text:span><text:span text:style-name="T146"><text:line-break/></text:span><text:span text:style-name="T147">JSON</text:span><text:span text:style-name="T148"><text:s/></text:span><text:span text:style-name="T149">будет занимать меньше места, но<text:s/></text:span><text:span text:style-name="T150">XML</text:span><text:span text:style-name="T151"><text:s/>поддерживает метаданные.<text:s/></text:span><text:span text:style-name="T152"><text:line-break/>Когда нам необходимо обмениваться данными – лучше использовать<text:s/></text:span><text:span text:style-name="T153">JSON</text:span><text:span text:style-name="T154">,<text:s/></text:span><text:span text:style-name="T155"><text:line-break/><text:s/></text:span></text:p>
          </table:table-cell>
        </table:table-row>
        <table:table-row table:style-name="TableRow156">
          <table:table-cell table:style-name="TableCell157">
            <text:p text:style-name="TableContents"><text:span text:style-name="T158">Опишите что будет происходить «под капотом» после ввода адреса<text:s/></text:span><text:span text:style-name="T159">сайта в браузере и нажатия<text:s/></text:span>Enter<text:span text:style-name="T160">?</text:span></text:p>
          </table:table-cell>
          <table:table-cell table:style-name="TableCell161">
            <text:p text:style-name="TableContents"><text:span text:style-name="T162">1)</text:span><text:span text:style-name="T163"><text:s/>с помощью<text:s/></text:span><text:span text:style-name="T164">DNS</text:span><text:span text:style-name="T165"><text:s/></text:span><text:span text:style-name="T166">браузер узнает<text:s/></text:span><text:span text:style-name="T167">IP</text:span><text:span text:style-name="T168"><text:s/></text:span><text:span text:style-name="T169">сервера</text:span><text:span text:style-name="T170"><text:line-break/>2) создает<text:s/></text:span><text:span text:style-name="T171">tcp</text:span><text:span text:style-name="T172"><text:s/></text:span><text:span text:style-name="T173">сессию с сервером (номер порта узнает из протокола в</text:span><text:span text:style-name="T174"><text:s/></text:span><text:span text:style-name="T175">url</text:span><text:span text:style-name="T176">)</text:span><text:span text:style-name="T177">.<text:s/></text:span><text:span text:style-name="T178"><text:line-break/>3) отправляет на сервер запрос</text:span><text:span text:style-name="T179"><text:s/>(</text:span><text:span text:style-name="T180">get</text:span><text:span text:style-name="T181"><text:s/></text:span><text:span text:style-name="T182">или<text:s/></text:span><text:span text:style-name="T183">post</text:span><text:span text:style-name="T184">)</text:span><text:span text:style-name="T185">.</text:span></text:p>
            <text:p text:style-name="TableContents"><text:span text:style-name="T186">4) получает от сервера данные в виде<text:s/></text:span><text:span text:style-name="T187">html</text:span><text:span text:style-name="T188"><text:s/></text:span><text:span text:style-name="T189">страницы (а так же подгружает те данные, которые используются на странице, такие как картинки).</text:span><text:span text:style-name="T190"><text:line-break/>5) преобразует получившийся код и файлы в страницу, удобную для пользователя</text:span></text:p>
          </table:table-cell>
        </table:table-row>
      </table:table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Денис Шапоров</dc:creator>
    <meta:creation-date>2017-10-20T23:40:00Z</meta:creation-date>
    <dc:date>2020-08-18T02:14:00Z</dc:date>
    <meta:template xlink:href="Normal.dotm" xlink:type="simple"/>
    <meta:editing-cycles>4</meta:editing-cycles>
    <meta:editing-duration>PT9540S</meta:editing-duration>
    <meta:document-statistic meta:page-count="2" meta:paragraph-count="6" meta:word-count="519" meta:character-count="3477" meta:row-count="24" meta:non-whitespace-character-count="2964"/>
  </office:meta>
</office:document-meta>
</file>